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7.798cm" table:align="left"/>
    </style:style>
    <style:style style:name="Tableau1.A" style:family="table-column">
      <style:table-column-properties style:column-width="1.363cm"/>
    </style:style>
    <style:style style:name="Tableau1.B" style:family="table-column">
      <style:table-column-properties style:column-width="6.435cm"/>
    </style:style>
    <style:style style:name="Tableau1.A1" style:family="table-cell">
      <style:table-cell-properties style:vertical-align="middle" fo:padding="0.049cm" fo:border="none"/>
    </style:style>
    <style:style style:name="Tableau2" style:family="table">
      <style:table-properties style:width="17.383cm" fo:margin-left="-0.36cm" table:align="left"/>
    </style:style>
    <style:style style:name="Tableau2.A" style:family="table-column">
      <style:table-column-properties style:column-width="2.778cm"/>
    </style:style>
    <style:style style:name="Tableau2.B" style:family="table-column">
      <style:table-column-properties style:column-width="2.487cm"/>
    </style:style>
    <style:style style:name="Tableau2.C" style:family="table-column">
      <style:table-column-properties style:column-width="2.196cm"/>
    </style:style>
    <style:style style:name="Tableau2.D" style:family="table-column">
      <style:table-column-properties style:column-width="3.201cm"/>
    </style:style>
    <style:style style:name="Tableau2.E" style:family="table-column">
      <style:table-column-properties style:column-width="2.461cm"/>
    </style:style>
    <style:style style:name="Tableau2.F" style:family="table-column">
      <style:table-column-properties style:column-width="2.223cm"/>
    </style:style>
    <style:style style:name="Tableau2.G" style:family="table-column">
      <style:table-column-properties style:column-width="2.037cm"/>
    </style:style>
    <style:style style:name="Tableau2.A1" style:family="table-cell">
      <style:table-cell-properties style:vertical-align="middle" fo:padding="0.049cm" fo:border="none"/>
    </style:style>
    <style:style style:name="Tableau4" style:family="table">
      <style:table-properties style:width="17.436cm" fo:margin-left="-0.413cm" table:align="left"/>
    </style:style>
    <style:style style:name="Tableau4.A" style:family="table-column">
      <style:table-column-properties style:column-width="1.799cm"/>
    </style:style>
    <style:style style:name="Tableau4.B" style:family="table-column">
      <style:table-column-properties style:column-width="3.889cm"/>
    </style:style>
    <style:style style:name="Tableau4.C" style:family="table-column">
      <style:table-column-properties style:column-width="3.784cm"/>
    </style:style>
    <style:style style:name="Tableau4.D" style:family="table-column">
      <style:table-column-properties style:column-width="4.128cm"/>
    </style:style>
    <style:style style:name="Tableau4.E" style:family="table-column">
      <style:table-column-properties style:column-width="3.836cm"/>
    </style:style>
    <style:style style:name="Tableau4.A1" style:family="table-cell">
      <style:table-cell-properties style:vertical-align="middle" fo:padding="0.049cm" fo:border="none"/>
    </style:style>
    <style:style style:name="Tableau3" style:family="table">
      <style:table-properties style:width="17.463cm" fo:margin-left="-0.439cm" table:align="left"/>
    </style:style>
    <style:style style:name="Tableau3.A" style:family="table-column">
      <style:table-column-properties style:column-width="1.826cm"/>
    </style:style>
    <style:style style:name="Tableau3.B" style:family="table-column">
      <style:table-column-properties style:column-width="4.419cm"/>
    </style:style>
    <style:style style:name="Tableau3.C" style:family="table-column">
      <style:table-column-properties style:column-width="3.81cm"/>
    </style:style>
    <style:style style:name="Tableau3.D" style:family="table-column">
      <style:table-column-properties style:column-width="4.022cm"/>
    </style:style>
    <style:style style:name="Tableau3.E" style:family="table-column">
      <style:table-column-properties style:column-width="3.387cm"/>
    </style:style>
    <style:style style:name="Tableau3.A1" style:family="table-cell">
      <style:table-cell-properties style:vertical-align="middle" fo:padding="0.049cm" fo:border="none"/>
    </style:style>
    <style:style style:name="Tableau5" style:family="table">
      <style:table-properties style:width="17.463cm" fo:margin-left="-0.439cm" table:align="left"/>
    </style:style>
    <style:style style:name="Tableau5.A" style:family="table-column">
      <style:table-column-properties style:column-width="1.826cm"/>
    </style:style>
    <style:style style:name="Tableau5.B" style:family="table-column">
      <style:table-column-properties style:column-width="4.154cm"/>
    </style:style>
    <style:style style:name="Tableau5.C" style:family="table-column">
      <style:table-column-properties style:column-width="4.075cm"/>
    </style:style>
    <style:style style:name="Tableau5.D" style:family="table-column">
      <style:table-column-properties style:column-width="4.683cm"/>
    </style:style>
    <style:style style:name="Tableau5.E" style:family="table-column">
      <style:table-column-properties style:column-width="2.725cm"/>
    </style:style>
    <style:style style:name="Tableau5.A1" style:family="table-cell">
      <style:table-cell-properties style:vertical-align="middle" fo:padding="0.049cm" fo:border="none"/>
    </style:style>
    <style:style style:name="P1" style:family="paragraph" style:parent-style-name="Standard">
      <style:text-properties officeooo:paragraph-rsid="0022908f"/>
    </style:style>
    <style:style style:name="P2" style:family="paragraph" style:parent-style-name="Table_20_Contents">
      <style:text-properties officeooo:rsid="0024c974" officeooo:paragraph-rsid="0024c974"/>
    </style:style>
    <style:style style:name="P3" style:family="paragraph" style:parent-style-name="Text_20_body">
      <style:text-properties officeooo:paragraph-rsid="00232a67"/>
    </style:style>
    <style:style style:name="P4" style:family="paragraph" style:parent-style-name="Table_20_Contents">
      <style:text-properties officeooo:rsid="00273194" officeooo:paragraph-rsid="00273194"/>
    </style:style>
    <style:style style:name="P5" style:family="paragraph" style:parent-style-name="Table_20_Contents">
      <style:text-properties officeooo:rsid="00291afa" officeooo:paragraph-rsid="00291afa"/>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T1" style:family="text">
      <style:text-properties officeooo:rsid="0020db88"/>
    </style:style>
    <style:style style:name="T2" style:family="text">
      <style:text-properties officeooo:rsid="00291afa"/>
    </style:style>
    <style:style style:name="T3"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alcul des coûts par année :</text:h>
      <text:h text:style-name="Heading_20_4" text:outline-level="4">2018 :</text:h>
      <text:list xml:id="list1022338422" text:style-name="L1">
        <text:list-item>
          <text:p text:style-name="P7"><text:span text:style-name="Strong_20_Emphasis">Coût complet estimé :</text:span> 50 €/MWh.</text:p>
        </text:list-item>
        <text:list-item>
          <text:p text:style-name="P7"><text:span text:style-name="Strong_20_Emphasis">Répartition :</text:span></text:p>
          <text:list>
            <text:list-item>
              <text:p text:style-name="P7">Uranium : 1 €/MWh.</text:p>
            </text:list-item>
            <text:list-item>
              <text:p text:style-name="P7">Maintenance et sûreté : 12 €/MWh (dépenses moins importantes avant le grand carénage).</text:p>
            </text:list-item>
            <text:list-item>
              <text:p text:style-name="P7">Gestion des déchets : 6 €/MWh.</text:p>
            </text:list-item>
            <text:list-item>
              <text:p text:style-name="P7">Autres coûts : 31 €/MWh.</text:p>
            </text:list-item>
          </text:list>
        </text:list-item>
        <text:list-item>
          <text:p text:style-name="P6"><text:span text:style-name="Strong_20_Emphasis">Total :</text:span> ~50 €/MWh.</text:p>
        </text:list-item>
      </text:list>
      <text:h text:style-name="Heading_20_4" text:outline-level="4">2019 :</text:h>
      <text:list xml:id="list1280191716" text:style-name="L2">
        <text:list-item>
          <text:p text:style-name="P9"><text:span text:style-name="Strong_20_Emphasis">Coût complet estimé :</text:span> 52 €/MWh.</text:p>
        </text:list-item>
        <text:list-item>
          <text:p text:style-name="P9"><text:span text:style-name="Strong_20_Emphasis">Répartition :</text:span></text:p>
          <text:list>
            <text:list-item>
              <text:p text:style-name="P9">Uranium : 1 €/MWh.</text:p>
            </text:list-item>
            <text:list-item>
              <text:p text:style-name="P9">Maintenance : 13 €/MWh (hausse légère due au début de travaux supplémentaires sur le parc).</text:p>
            </text:list-item>
            <text:list-item>
              <text:p text:style-name="P9">Gestion des déchets : 6 €/MWh.</text:p>
            </text:list-item>
            <text:list-item>
              <text:p text:style-name="P9">Autres coûts : 32 €/MWh.</text:p>
            </text:list-item>
          </text:list>
        </text:list-item>
        <text:list-item>
          <text:p text:style-name="P8"><text:span text:style-name="Strong_20_Emphasis">Total :</text:span> ~52 €/MWh.</text:p>
        </text:list-item>
      </text:list>
      <text:h text:style-name="Heading_20_4" text:outline-level="4">2020 :</text:h>
      <text:list xml:id="list4223108219" text:style-name="L3">
        <text:list-item>
          <text:p text:style-name="P11"><text:span text:style-name="Strong_20_Emphasis">Coût complet estimé :</text:span> 55 €/MWh.</text:p>
        </text:list-item>
        <text:list-item>
          <text:p text:style-name="P11"><text:span text:style-name="Strong_20_Emphasis">Répartition :</text:span></text:p>
          <text:list>
            <text:list-item>
              <text:p text:style-name="P11">Uranium : 1 €/MWh.</text:p>
            </text:list-item>
            <text:list-item>
              <text:p text:style-name="P11">Maintenance : 15 €/MWh (intensification des travaux du grand carénage).</text:p>
            </text:list-item>
            <text:list-item>
              <text:p text:style-name="P11">Gestion des déchets : 6 €/MWh.</text:p>
            </text:list-item>
            <text:list-item>
              <text:p text:style-name="P11">Autres coûts : 33 €/MWh.</text:p>
            </text:list-item>
          </text:list>
        </text:list-item>
        <text:list-item>
          <text:p text:style-name="P10"><text:span text:style-name="Strong_20_Emphasis">Total :</text:span> ~55 €/MWh.</text:p>
        </text:list-item>
      </text:list>
      <text:h text:style-name="Heading_20_4" text:outline-level="4">2021 :</text:h>
      <text:list xml:id="list695986363" text:style-name="L4">
        <text:list-item>
          <text:p text:style-name="P13"><text:span text:style-name="Strong_20_Emphasis">Coût complet estimé :</text:span> 57 €/MWh.</text:p>
        </text:list-item>
        <text:list-item>
          <text:p text:style-name="P13"><text:span text:style-name="Strong_20_Emphasis">Répartition :</text:span></text:p>
          <text:list>
            <text:list-item>
              <text:p text:style-name="P13">Uranium : 1 €/MWh.</text:p>
            </text:list-item>
            <text:list-item>
              <text:p text:style-name="P13">Maintenance : 16 €/MWh (continuation des investissements).</text:p>
            </text:list-item>
            <text:list-item>
              <text:p text:style-name="P13">Gestion des déchets : 6 €/MWh.</text:p>
            </text:list-item>
            <text:list-item>
              <text:p text:style-name="P13">Autres coûts : 34 €/MWh.</text:p>
            </text:list-item>
          </text:list>
        </text:list-item>
        <text:list-item>
          <text:p text:style-name="P12"><text:span text:style-name="Strong_20_Emphasis">Total :</text:span> ~57 €/MWh.</text:p>
        </text:list-item>
      </text:list>
      <text:h text:style-name="Heading_20_4" text:outline-level="4">2022 :</text:h>
      <text:list xml:id="list4200537275" text:style-name="L5">
        <text:list-item>
          <text:p text:style-name="P15"><text:span text:style-name="Strong_20_Emphasis">Coût complet estimé :</text:span> 59 €/MWh.</text:p>
        </text:list-item>
        <text:list-item>
          <text:p text:style-name="P15"><text:span text:style-name="Strong_20_Emphasis">Répartition :</text:span></text:p>
          <text:list>
            <text:list-item>
              <text:p text:style-name="P15">Uranium : 1 €/MWh.</text:p>
            </text:list-item>
            <text:list-item>
              <text:p text:style-name="P15">Maintenance : 17 €/MWh (culmination du grand carénage).</text:p>
            </text:list-item>
            <text:list-item>
              <text:p text:style-name="P15"><text:soft-page-break/>Gestion des déchets : 6 €/MWh.</text:p>
            </text:list-item>
            <text:list-item>
              <text:p text:style-name="P15">Autres coûts : 35 €/MWh.</text:p>
            </text:list-item>
          </text:list>
        </text:list-item>
        <text:list-item>
          <text:p text:style-name="P15"><text:span text:style-name="Strong_20_Emphasis">Total :</text:span> ~59 €/MWh​</text:p>
          <text:p text:style-name="P15"><text:a xlink:type="simple" xlink:href="https://www.ecologie.gouv.fr/sites/default/files/documents/CRE_Rapport_couts_nucleaire_2023.pdf" office:target-frame-name="_blank" xlink:show="new" text:style-name="Internet_20_link" text:visited-style-name="Visited_20_Internet_20_Link">Partenariat et Transition Écologique</text:a></text:p>
          <text:p text:style-name="P15">​</text:p>
          <text:p text:style-name="P15"><text:a xlink:type="simple" xlink:href="https://www.connaissancedesenergies.org/couts-du-nucleaire-une-question-dactualite-actualiser-241104" office:target-frame-name="_blank" xlink:show="new" text:style-name="Internet_20_link" text:visited-style-name="Visited_20_Internet_20_Link">Connaissance des Énergies</text:a></text:p>
          <text:p text:style-name="P14">.</text:p>
        </text:list-item>
      </text:list>
      <text:h text:style-name="Heading_20_4" text:outline-level="4">2024 (Estimation) :</text:h>
      <text:list xml:id="list1905955349" text:style-name="L6">
        <text:list-item>
          <text:p text:style-name="P16"><text:span text:style-name="Strong_20_Emphasis">Coût complet estimé :</text:span> 60 €/MWh.</text:p>
        </text:list-item>
        <text:list-item>
          <text:p text:style-name="P16"><text:span text:style-name="Strong_20_Emphasis">Répartition :</text:span></text:p>
          <text:list>
            <text:list-item>
              <text:p text:style-name="P16">Uranium : 1 €/MWh.</text:p>
            </text:list-item>
            <text:list-item>
              <text:p text:style-name="P16">Maintenance : 18 €/MWh (fin des travaux majeurs mais coûts élevés dus au vieillissement).</text:p>
            </text:list-item>
            <text:list-item>
              <text:p text:style-name="P16">Gestion des déchets : 6 €/MWh.</text:p>
            </text:list-item>
            <text:list-item>
              <text:p text:style-name="P16">Autres coûts : 35 €/MWh.</text:p>
            </text:list-item>
          </text:list>
        </text:list-item>
        <text:list-item>
          <text:p text:style-name="P16"><text:span text:style-name="Strong_20_Emphasis">Total :</text:span> ~60 €/MWh​</text:p>
          <text:p text:style-name="P16"><text:a xlink:type="simple" xlink:href="https://www.connaissancedesenergies.org/parc-nucleaire-la-cre-actualise-son-estimation-du-cout-de-production-pour-les-annees-venir-241104" office:target-frame-name="_blank" xlink:show="new" text:style-name="Internet_20_link" text:visited-style-name="Visited_20_Internet_20_Link">Connaissance des Énergies</text:a></text:p>
          <text:p text:style-name="P16">​</text:p>
          <text:p text:style-name="P16"><text:a xlink:type="simple" xlink:href="https://www.cea.fr/comprendre/Pages/energies/nucleaire/essentiel-sur-cout-du-nucleaire.aspx" office:target-frame-name="_blank" xlink:show="new" text:style-name="Internet_20_link" text:visited-style-name="Visited_20_Internet_20_Link">CEA/De la recherche à l'industrie</text:a></text:p>
        </text:list-item>
      </text:list>
      <text:p text:style-name="Text_20_body"/>
      <text:p text:style-name="Text_20_body"/>
      <text:p text:style-name="Text_20_body">Pour calculer le coût de production (en €/MWh) d’un parc éolien français, plusieurs paramètres doivent être pris en compte, notamment :</text:p>
      <text:list xml:id="list2782933862" text:style-name="L7">
        <text:list-item>
          <text:p text:style-name="P18"><text:span text:style-name="Strong_20_Emphasis">Coût d’investissement</text:span> : prix des éoliennes et installation.</text:p>
        </text:list-item>
        <text:list-item>
          <text:p text:style-name="P18"><text:span text:style-name="Strong_20_Emphasis">Coût de maintenance</text:span> : entretien annuel.</text:p>
        </text:list-item>
        <text:list-item>
          <text:p text:style-name="P18"><text:span text:style-name="Strong_20_Emphasis">Durée de vie</text:span> : typiquement 20-25 ans.</text:p>
        </text:list-item>
        <text:list-item>
          <text:p text:style-name="P18"><text:span text:style-name="Strong_20_Emphasis">Facteur de charge</text:span> : nombre d’heures de production par an par rapport à la capacité théorique maximale.</text:p>
        </text:list-item>
        <text:list-item>
          <text:p text:style-name="P18"><text:span text:style-name="Strong_20_Emphasis">Taux d’intérêt</text:span> : pour le financement des installations.</text:p>
        </text:list-item>
        <text:list-item>
          <text:p text:style-name="P18"><text:span text:style-name="Strong_20_Emphasis">Main-d'œuvre</text:span> : coûts liés au personnel.</text:p>
        </text:list-item>
        <text:list-item>
          <text:p text:style-name="P17"><text:span text:style-name="Strong_20_Emphasis">Production annuelle estimée</text:span> : basée sur le facteur de charge et la puissance installée.</text:p>
        </text:list-item>
      </text:list>
      <text:p text:style-name="Text_20_body">Nous allons estimer ces coûts pour les années 2018 à 2024. Les données historiques peuvent être ajustées selon les tendances des prix de l'éolien en France.</text:p>
      <text:p text:style-name="Horizontal_20_Line"/>
      <text:h text:style-name="Heading_20_3" text:outline-level="3">Paramètres de base :</text:h>
      <text:list xml:id="list2042367138" text:style-name="L8">
        <text:list-item>
          <text:p text:style-name="P19"><text:span text:style-name="Strong_20_Emphasis">Prix moyen d’une éolienne terrestre</text:span> :</text:p>
          <text:list>
            <text:list-item>
              <text:p text:style-name="P20">Environ <text:span text:style-name="Strong_20_Emphasis">1,2 million €/MW</text:span> pour 2018, diminuant à <text:span text:style-name="Strong_20_Emphasis">1 million €/MW</text:span> en 2024 grâce aux économies d’échelle et aux progrès technologiques.</text:p>
            </text:list-item>
          </text:list>
        </text:list-item>
        <text:list-item>
          <text:p text:style-name="P19"><text:span text:style-name="Strong_20_Emphasis">Facteur de charge moyen</text:span> (éolien terrestre en France) :</text:p>
          <text:list>
            <text:list-item>
              <text:p text:style-name="P20"><text:soft-page-break/>Environ <text:span text:style-name="Strong_20_Emphasis">25%</text:span>, ce qui donne environ <text:span text:style-name="Strong_20_Emphasis">2 200 heures</text:span> de production par an par MW installé.</text:p>
            </text:list-item>
          </text:list>
        </text:list-item>
        <text:list-item>
          <text:p text:style-name="P19"><text:span text:style-name="Strong_20_Emphasis">Durée de vie</text:span> :</text:p>
          <text:list>
            <text:list-item>
              <text:p text:style-name="P20">Environ <text:span text:style-name="Strong_20_Emphasis">20 ans</text:span>.</text:p>
            </text:list-item>
          </text:list>
        </text:list-item>
        <text:list-item>
          <text:p text:style-name="P19"><text:span text:style-name="Strong_20_Emphasis">Coût de maintenance</text:span> :</text:p>
          <text:list>
            <text:list-item>
              <text:p text:style-name="P20">Entre <text:span text:style-name="Strong_20_Emphasis">15 000 et 30 000 € par MW/an</text:span>, soit environ <text:span text:style-name="Strong_20_Emphasis">2-3 €/MWh</text:span>.</text:p>
            </text:list-item>
          </text:list>
        </text:list-item>
        <text:list-item>
          <text:p text:style-name="P19"><text:span text:style-name="Strong_20_Emphasis">Production annuelle par MW installé</text:span> :</text:p>
          <text:list>
            <text:list-item>
              <text:p text:style-name="P20">2200heures×1MW=2200MWh/an par MW.</text:p>
            </text:list-item>
          </text:list>
        </text:list-item>
        <text:list-item>
          <text:p text:style-name="P19"><text:span text:style-name="Strong_20_Emphasis">Taux d'intérêt moyen</text:span> :</text:p>
          <text:list>
            <text:list-item>
              <text:p text:style-name="P20">Environ <text:span text:style-name="Strong_20_Emphasis">3-5%</text:span> pour les financements.</text:p>
            </text:list-item>
          </text:list>
        </text:list-item>
        <text:list-item>
          <text:p text:style-name="P19"><text:span text:style-name="Strong_20_Emphasis">Coût de main-d'œuvre et autres frais</text:span> :</text:p>
          <text:list>
            <text:list-item>
              <text:p text:style-name="P19">Approximativement <text:span text:style-name="Strong_20_Emphasis">0,5-1 €/MWh</text:span>.</text:p>
            </text:list-item>
          </text:list>
        </text:list-item>
      </text:list>
      <text:p text:style-name="Horizontal_20_Line"/>
      <text:h text:style-name="Heading_20_3" text:outline-level="3">Méthodologie :</text:h>
      <text:p text:style-name="Text_20_body">Le <text:span text:style-name="Strong_20_Emphasis">coût actualisé de l'énergie (LCOE)</text:span> est calculé selon la formule :</text:p>
      <text:p text:style-name="Text_20_body">LCOE=Production totale sur la dureˊe de vie (MWh)Couˆt d’investissement+Couˆt de maintenance sur la dureˊe de vie+Autres couˆts​.</text:p>
      <text:p text:style-name="Text_20_body">Je vais effectuer ce calcul pour chaque année (2018-2024), en tenant compte de la réduction progressive des coûts grâce aux progrès technologiques et aux économies d’échelle.</text:p>
      <text:p text:style-name="Text_20_body">Voici les coûts actualisés de production (LCOE) d’un parc éolien terrestre en France, exprimés en €/MWh pour chaque année :</text:p>
      <table:table table:name="Tableau1" table:style-name="Tableau1">
        <table:table-column table:style-name="Tableau1.A"/>
        <table:table-column table:style-name="Tableau1.B"/>
        <table:table-header-rows>
          <table:table-row>
            <table:table-cell table:style-name="Tableau1.A1" office:value-type="string">
              <text:p text:style-name="Table_20_Heading">Année</text:p>
            </table:table-cell>
            <table:table-cell table:style-name="Tableau1.A1" office:value-type="string">
              <text:p text:style-name="Table_20_Heading">Coût actualisé (LCOE) en €/MWh</text:p>
            </table:table-cell>
          </table:table-row>
        </table:table-header-rows>
        <table:table-row>
          <table:table-cell table:style-name="Tableau1.A1" office:value-type="string">
            <text:p text:style-name="Table_20_Contents">2018</text:p>
          </table:table-cell>
          <table:table-cell table:style-name="Tableau1.A1" office:value-type="string">
            <text:p text:style-name="Table_20_Contents">39,64</text:p>
          </table:table-cell>
        </table:table-row>
        <table:table-row>
          <table:table-cell table:style-name="Tableau1.A1" office:value-type="string">
            <text:p text:style-name="Table_20_Contents">2019</text:p>
          </table:table-cell>
          <table:table-cell table:style-name="Tableau1.A1" office:value-type="string">
            <text:p text:style-name="Table_20_Contents">38,50</text:p>
          </table:table-cell>
        </table:table-row>
        <table:table-row>
          <table:table-cell table:style-name="Tableau1.A1" office:value-type="string">
            <text:p text:style-name="Table_20_Contents">2020</text:p>
          </table:table-cell>
          <table:table-cell table:style-name="Tableau1.A1" office:value-type="string">
            <text:p text:style-name="Table_20_Contents">37,36</text:p>
          </table:table-cell>
        </table:table-row>
        <table:table-row>
          <table:table-cell table:style-name="Tableau1.A1" office:value-type="string">
            <text:p text:style-name="Table_20_Contents">2021</text:p>
          </table:table-cell>
          <table:table-cell table:style-name="Tableau1.A1" office:value-type="string">
            <text:p text:style-name="Table_20_Contents">36,23</text:p>
          </table:table-cell>
        </table:table-row>
        <table:table-row>
          <table:table-cell table:style-name="Tableau1.A1" office:value-type="string">
            <text:p text:style-name="Table_20_Contents">2022</text:p>
          </table:table-cell>
          <table:table-cell table:style-name="Tableau1.A1" office:value-type="string">
            <text:p text:style-name="Table_20_Contents">35,66</text:p>
          </table:table-cell>
        </table:table-row>
        <table:table-row>
          <table:table-cell table:style-name="Tableau1.A1" office:value-type="string">
            <text:p text:style-name="Table_20_Contents">2023</text:p>
          </table:table-cell>
          <table:table-cell table:style-name="Tableau1.A1" office:value-type="string">
            <text:p text:style-name="Table_20_Contents">35,32</text:p>
          </table:table-cell>
        </table:table-row>
        <table:table-row>
          <table:table-cell table:style-name="Tableau1.A1" office:value-type="string">
            <text:p text:style-name="Table_20_Contents">2024</text:p>
          </table:table-cell>
          <table:table-cell table:style-name="Tableau1.A1" office:value-type="string">
            <text:p text:style-name="Table_20_Contents">35,09</text:p>
          </table:table-cell>
        </table:table-row>
      </table:table>
      <text:h text:style-name="Heading_20_3" text:outline-level="3">Détails :</text:h>
      <text:list xml:id="list4006145694" text:style-name="L9">
        <text:list-item>
          <text:p text:style-name="P22">La baisse progressive du coût s'explique par la diminution du prix des éoliennes au fil des années, grâce aux innovations technologiques et aux économies d'échelle.</text:p>
        </text:list-item>
        <text:list-item>
          <text:p text:style-name="P22">Ces valeurs incluent :</text:p>
          <text:list>
            <text:list-item>
              <text:p text:style-name="P22">Le coût d'investissement.</text:p>
            </text:list-item>
            <text:list-item>
              <text:p text:style-name="P22">Le coût de maintenance annuel réparti sur la durée de vie (20 ans).</text:p>
            </text:list-item>
            <text:list-item>
              <text:p text:style-name="P21">Les coûts divers liés à la main-d'œuvre et à l'exploitation.</text:p>
            </text:list-item>
          </text:list>
        </text:list-item>
      </text:list>
      <text:p text:style-name="Text_20_body">Souhaitez-vous une analyse complémentaire ou un graphique pour visualiser ces données ? ​</text:p>
      <text:p text:style-name="Text_20_body">​</text:p>
      <text:h text:style-name="Heading_20_3" text:outline-level="3"><text:soft-page-break/>1. <text:span text:style-name="Strong_20_Emphasis">Coût de production des centrales thermiques</text:span></text:h>
      <text:list xml:id="list36804138" text:style-name="L10">
        <text:list-item>
          <text:p text:style-name="P24"><text:span text:style-name="Strong_20_Emphasis">Combustibles</text:span> : charbon, gaz naturel, fioul, biomasse (le coût varie en fonction des marchés mondiaux, des taxes sur le CO₂, et des politiques locales).</text:p>
        </text:list-item>
        <text:list-item>
          <text:p text:style-name="P24"><text:span text:style-name="Strong_20_Emphasis">Main-d'œuvre</text:span> : coûts salariaux pour l'entretien, l'exploitation et la supervision des centrales.</text:p>
        </text:list-item>
        <text:list-item>
          <text:p text:style-name="P24"><text:span text:style-name="Strong_20_Emphasis">Maintenance</text:span> : entretien régulier, réparations, et mise à jour des équipements.</text:p>
        </text:list-item>
        <text:list-item>
          <text:p text:style-name="P23"><text:span text:style-name="Strong_20_Emphasis">Autres coûts</text:span> : assurance, taxes, frais environnementaux, et amortissement des équipements.</text:p>
        </text:list-item>
      </text:list>
      <text:h text:style-name="Heading_20_3" text:outline-level="3">2. <text:span text:style-name="Strong_20_Emphasis">Composantes par année :</text:span></text:h>
      <text:p text:style-name="Text_20_body">Pour chaque année, vous devez tenir compte des <text:span text:style-name="Strong_20_Emphasis">variations de marché</text:span> et des <text:span text:style-name="Strong_20_Emphasis">données spécifiques</text:span> :</text:p>
      <text:list xml:id="list1541189354" text:style-name="L11">
        <text:list-item>
          <text:p text:style-name="P26">Prix des matières premières fluctuant sur les marchés mondiaux.</text:p>
        </text:list-item>
        <text:list-item>
          <text:p text:style-name="P26">Augmentation possible des salaires et des coûts de maintenance.</text:p>
        </text:list-item>
        <text:list-item>
          <text:p text:style-name="P25">Évolution des normes environnementales (par ex., le coût des permis d'émission carbone en Europe via le système ETS).</text:p>
        </text:list-item>
      </text:list>
      <text:h text:style-name="Heading_20_3" text:outline-level="3">3. <text:span text:style-name="Strong_20_Emphasis">Collecte des données précises :</text:span></text:h>
      <text:p text:style-name="Text_20_body">Pour fournir une estimation exacte des coûts par année, il faudrait analyser :</text:p>
      <text:list xml:id="list3677296294" text:style-name="L12">
        <text:list-item>
          <text:p text:style-name="P28">Les prix annuels moyens du gaz, charbon et fioul (disponibles via l’Agence Internationale de l’Énergie ou les indices de marché).</text:p>
        </text:list-item>
        <text:list-item>
          <text:p text:style-name="P28">L’évolution des salaires dans le secteur de l’énergie.</text:p>
        </text:list-item>
        <text:list-item>
          <text:p text:style-name="P28">Les rapports des entreprises énergétiques sur leurs coûts d’exploitation.</text:p>
        </text:list-item>
        <text:list-item>
          <text:p text:style-name="P27">Les taxes ou subventions environnementales (spécifiques selon les régions).</text:p>
        </text:list-item>
      </text:list>
      <text:h text:style-name="Heading_20_3" text:outline-level="3">Exemple simplifié pour analyser les coûts :</text:h>
      <text:list xml:id="list3148867954" text:style-name="L13">
        <text:list-item>
          <text:p text:style-name="P30"><text:span text:style-name="Strong_20_Emphasis">Prix des matières premières</text:span> : le prix du charbon en 2021 était environ 120-150 USD/tonne, celui du gaz naturel entre 4 et 6 $/MBtu selon les régions.</text:p>
        </text:list-item>
        <text:list-item>
          <text:p text:style-name="P30"><text:span text:style-name="Strong_20_Emphasis">Maintenance</text:span> : les coûts de maintenance représentent généralement 10-15 % du coût total d’une centrale.</text:p>
        </text:list-item>
        <text:list-item>
          <text:p text:style-name="P29"><text:span text:style-name="Strong_20_Emphasis">Main-d'œuvre</text:span> : selon les pays, les coûts de main-d'œuvre pour une centrale thermique à gaz peuvent représenter 5 à 10 % des dépenses opérationnelles.</text:p>
        </text:list-item>
      </text:list>
      <text:p text:style-name="Text_20_body">Voulez-vous une modélisation spécifique de ces coûts (avec des chiffres précis) ou des sources détaillées pour les années demandées ?</text:p>
      <text:p text:style-name="Text_20_body"/>
      <text:p text:style-name="Text_20_body">Le prix moyen de production de l'électricité en <text:span text:style-name="Strong_20_Emphasis">mégawatt-heure (MWh)</text:span> à partir des <text:span text:style-name="Strong_20_Emphasis">centrales thermiques</text:span> varie en fonction de plusieurs facteurs, notamment le coût des matières premières (comme le gaz naturel et le charbon), les coûts de maintenance et de main-d'œuvre, et les prix du marché de l'énergie.</text:p>
      <text:p text:style-name="Text_20_body">Voici une estimation des <text:span text:style-name="Strong_20_Emphasis">prix de production de l'électricité à partir des centrales thermiques en Europe</text:span> pour les années 2018 à 2024, exprimée en <text:span text:style-name="Strong_20_Emphasis">euros par MWh</text:span>. Ces chiffres peuvent varier selon les régions spécifiques et les fluctuations du marché, mais ils fournissent une indication générale pour les centrales thermiques fonctionnant avec du gaz ou du charbon.</text:p>
      <text:h text:style-name="Heading_20_3" text:outline-level="3"><text:soft-page-break/>Estimations des coûts de production pour les centrales thermiques (en €/MWh) :</text:h>
      <text:list xml:id="list2281928854" text:style-name="L14">
        <text:list-item>
          <text:p text:style-name="P32"><text:span text:style-name="Strong_20_Emphasis">2018 :</text:span></text:p>
          <text:list>
            <text:list-item>
              <text:p text:style-name="P32"><text:span text:style-name="Strong_20_Emphasis">Centrale à charbon</text:span> : Environ <text:span text:style-name="Strong_20_Emphasis">50-60 €/MWh</text:span>.</text:p>
            </text:list-item>
            <text:list-item>
              <text:p text:style-name="P32"><text:span text:style-name="Strong_20_Emphasis">Centrale à gaz (cycle combiné)</text:span> : Environ <text:span text:style-name="Strong_20_Emphasis">40-55 €/MWh</text:span>.</text:p>
            </text:list-item>
          </text:list>
        </text:list-item>
        <text:list-item>
          <text:p text:style-name="P32"><text:span text:style-name="Strong_20_Emphasis">2019 :</text:span></text:p>
          <text:list>
            <text:list-item>
              <text:p text:style-name="P32"><text:span text:style-name="Strong_20_Emphasis">Centrale à charbon</text:span> : Environ <text:span text:style-name="Strong_20_Emphasis">55-65 €/MWh</text:span>.</text:p>
            </text:list-item>
            <text:list-item>
              <text:p text:style-name="P32"><text:span text:style-name="Strong_20_Emphasis">Centrale à gaz</text:span> : Environ <text:span text:style-name="Strong_20_Emphasis">45-60 €/MWh</text:span>.</text:p>
            </text:list-item>
          </text:list>
        </text:list-item>
        <text:list-item>
          <text:p text:style-name="P32"><text:span text:style-name="Strong_20_Emphasis">2020 :</text:span></text:p>
          <text:list>
            <text:list-item>
              <text:p text:style-name="P32"><text:span text:style-name="Strong_20_Emphasis">Centrale à charbon</text:span> : Environ <text:span text:style-name="Strong_20_Emphasis">55-70 €/MWh</text:span> (augmentation en raison des prix du charbon et des droits d'émission).</text:p>
            </text:list-item>
            <text:list-item>
              <text:p text:style-name="P32"><text:span text:style-name="Strong_20_Emphasis">Centrale à gaz</text:span> : Environ <text:span text:style-name="Strong_20_Emphasis">45-65 €/MWh</text:span> (les prix du gaz ont fluctué à la hausse en raison de tensions géopolitiques).</text:p>
            </text:list-item>
          </text:list>
        </text:list-item>
        <text:list-item>
          <text:p text:style-name="P32"><text:span text:style-name="Strong_20_Emphasis">2021 :</text:span></text:p>
          <text:list>
            <text:list-item>
              <text:p text:style-name="P32"><text:span text:style-name="Strong_20_Emphasis">Centrale à charbon</text:span> : Environ <text:span text:style-name="Strong_20_Emphasis">60-80 €/MWh</text:span> (augmentation due à la hausse des prix des émissions de CO₂ et du charbon).</text:p>
            </text:list-item>
            <text:list-item>
              <text:p text:style-name="P32"><text:span text:style-name="Strong_20_Emphasis">Centrale à gaz</text:span> : Environ <text:span text:style-name="Strong_20_Emphasis">55-80 €/MWh</text:span> (augmentation significative due aux hausses des prix du gaz naturel).</text:p>
            </text:list-item>
          </text:list>
        </text:list-item>
        <text:list-item>
          <text:p text:style-name="P32"><text:span text:style-name="Strong_20_Emphasis">2022 :</text:span></text:p>
          <text:list>
            <text:list-item>
              <text:p text:style-name="P32"><text:span text:style-name="Strong_20_Emphasis">Centrale à charbon</text:span> : Environ <text:span text:style-name="Strong_20_Emphasis">90-120 €/MWh</text:span> (hausse importante des coûts du charbon et des émissions de CO₂, impactée par la crise énergétique).</text:p>
            </text:list-item>
            <text:list-item>
              <text:p text:style-name="P32"><text:span text:style-name="Strong_20_Emphasis">Centrale à gaz</text:span> : Environ <text:span text:style-name="Strong_20_Emphasis">80-130 €/MWh</text:span> (le gaz a connu une hausse importante, notamment en Europe après la guerre en Ukraine).</text:p>
            </text:list-item>
          </text:list>
        </text:list-item>
        <text:list-item>
          <text:p text:style-name="P32"><text:span text:style-name="Strong_20_Emphasis">2023 :</text:span></text:p>
          <text:list>
            <text:list-item>
              <text:p text:style-name="P32"><text:span text:style-name="Strong_20_Emphasis">Centrale à charbon</text:span> : Environ <text:span text:style-name="Strong_20_Emphasis">100-130 €/MWh</text:span> (toujours affecté par l'instabilité géopolitique et les hausses des matières premières).</text:p>
            </text:list-item>
            <text:list-item>
              <text:p text:style-name="P32"><text:span text:style-name="Strong_20_Emphasis">Centrale à gaz</text:span> : Environ <text:span text:style-name="Strong_20_Emphasis">90-140 €/MWh</text:span> (les prix du gaz ont continué à fluctuer à des niveaux élevés).</text:p>
            </text:list-item>
          </text:list>
        </text:list-item>
        <text:list-item>
          <text:p text:style-name="P32"><text:span text:style-name="Strong_20_Emphasis">2024 :</text:span></text:p>
          <text:list>
            <text:list-item>
              <text:p text:style-name="P32"><text:span text:style-name="Strong_20_Emphasis">Centrale à charbon</text:span> : Environ <text:span text:style-name="Strong_20_Emphasis">85-120 €/MWh</text:span> (la tendance des prix reste élevée, mais commence à se stabiliser à la suite des ajustements du marché).</text:p>
            </text:list-item>
            <text:list-item>
              <text:p text:style-name="P31"><text:span text:style-name="Strong_20_Emphasis">Centrale à gaz</text:span> : Environ <text:span text:style-name="Strong_20_Emphasis">80-120 €/MWh</text:span> (les prix du gaz commencent à se stabiliser après les pics des années précédentes, mais restent relativement élevés).</text:p>
            </text:list-item>
          </text:list>
        </text:list-item>
      </text:list>
      <text:h text:style-name="Heading_20_3" text:outline-level="3">Facteurs influençant ces coûts :</text:h>
      <text:list xml:id="list145056819" text:style-name="L15">
        <text:list-item>
          <text:p text:style-name="P34"><text:span text:style-name="Strong_20_Emphasis">Prix des matières premières</text:span> : Le charbon et le gaz naturel sont des composantes majeures. Les fluctuations des prix mondiaux influencent directement le coût de production de l'électricité.</text:p>
        </text:list-item>
        <text:list-item>
          <text:p text:style-name="P34"><text:span text:style-name="Strong_20_Emphasis">Coût des droits d'émission de CO₂</text:span> : Les politiques environnementales en Europe ont un impact significatif, surtout sur les centrales à charbon.</text:p>
        </text:list-item>
        <text:list-item>
          <text:p text:style-name="P34"><text:span text:style-name="Strong_20_Emphasis">Taux de change</text:span> : Les fluctuations des taux de change peuvent affecter les coûts des importations de matières premières, surtout pour le charbon et le gaz.</text:p>
        </text:list-item>
        <text:list-item>
          <text:p text:style-name="P33"><text:span text:style-name="Strong_20_Emphasis">Coûts d'entretien et main-d'œuvre</text:span> : Les coûts de maintenance augmentent avec l'âge des centrales, mais cela varie selon les technologies spécifiques utilisées.</text:p>
        </text:list-item>
      </text:list>
      <text:h text:style-name="Heading_20_3" text:outline-level="3"><text:soft-page-break/>Conclusion</text:h>
      <text:p text:style-name="Text_20_body">Les coûts de production des centrales thermiques ont considérablement fluctué entre 2018 et 2024, avec une forte hausse des prix à partir de 2021 en raison de facteurs géopolitiques, de la crise énergétique et des hausses des prix du gaz naturel et du charbon. Les prix des centrales à gaz et à charbon ont convergé dans les années récentes, bien que les centrales à gaz restent légèrement plus sensibles aux fluctuations des prix du gaz naturel.</text:p>
      <text:p text:style-name="Text_20_body">Si vous avez besoin de chiffres plus précis pour un pays spécifique ou de détails supplémentaires sur la méthodologie de calcul, je peux vous aider à affiner ces estimations.</text:p>
      <text:p text:style-name="Text_20_body"/>
      <text:p text:style-name="Text_20_body"/>
      <text:p text:style-name="Text_20_body">________________________________________________________________________________</text:p>
      <text:p text:style-name="Text_20_body">Voici un paragraphe récapitulatif du calcul des coûts de production pour les années 2018 à 2024, en prenant en compte les coûts d'une centrale nucléaire, ainsi que les estimations pour un parc éolien en France.</text:p>
      <text:p text:style-name="Text_20_body">Entre 2018 et 2024, les coûts de production de l'électricité à partir de centrales nucléaires ont connu une progression graduelle. En 2018, le coût complet estimé était de 50 €/MWh, avec une répartition significative sur les coûts de maintenance et de sûreté, qui ont augmenté au fil des années, notamment en raison des travaux de grand carénage. En 2022, ce coût atteignait environ 59 €/MWh, avant de s’établir à 60 €/MWh en 2024, dû à l’achèvement des travaux de maintenance majeurs mais également à l’intensification des coûts liés au vieillissement des installations. En parallèle, les coûts de production pour un parc éolien terrestre ont montré une tendance à la baisse entre 2018 et 2024, passant de 39,64 €/MWh en 2018 à 35,09 €/MWh en 2024, principalement grâce à la diminution des coûts des éoliennes et à l'amélioration de la rentabilité due aux économies d'échelle et aux innovations technologiques. En prenant en compte les coûts d’investissement, de maintenance, ainsi que les divers frais opérationnels, les éoliennes terrestres s’affichent comme une alternative compétitive face aux énergies conventionnelles, même si les centrales thermiques, en raison de la volatilité des prix des matières premières et des coûts environnementaux, connaissent des fluctuations marquées des prix de production sur la même période.</text:p>
      <text:p text:style-name="Text_20_body">Ce résumé met en lumière les tendances de coûts dans le secteur énergétique, soulignant la montée des dépenses pour les installations nucléaires et l'amélioration de la compétitivité des parcs éoliens, notamment grâce aux progrès technologiques.</text:p>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ext:soft-page-break/>
          <table:table-row>
            <table:table-cell table:style-name="Tableau2.A1" office:value-type="string">
              <text:p text:style-name="Table_20_Heading"><text:span text:style-name="Strong_20_Emphasis">Année</text:span></text:p>
            </table:table-cell>
            <table:table-cell table:style-name="Tableau2.A1" office:value-type="string">
              <text:p text:style-name="Table_20_Heading"><text:span text:style-name="Strong_20_Emphasis">Coût complet estimé (€/MWh)</text:span></text:p>
            </table:table-cell>
            <table:table-cell table:style-name="Tableau2.A1" office:value-type="string">
              <text:p text:style-name="Table_20_Heading"><text:span text:style-name="Strong_20_Emphasis">Uranium (€/MWh)</text:span></text:p>
            </table:table-cell>
            <table:table-cell table:style-name="Tableau2.A1" office:value-type="string">
              <text:p text:style-name="Table_20_Heading"><text:span text:style-name="Strong_20_Emphasis">Maintenance et sûreté (€/MWh)</text:span></text:p>
            </table:table-cell>
            <table:table-cell table:style-name="Tableau2.A1" office:value-type="string">
              <text:p text:style-name="Table_20_Heading"><text:span text:style-name="Strong_20_Emphasis">Gestion des déchets (€/MWh)</text:span></text:p>
            </table:table-cell>
            <table:table-cell table:style-name="Tableau2.A1" office:value-type="string">
              <text:p text:style-name="Table_20_Heading"><text:span text:style-name="Strong_20_Emphasis">Autres coûts (€/MWh)</text:span></text:p>
            </table:table-cell>
            <table:table-cell table:style-name="Tableau2.A1" office:value-type="string">
              <text:p text:style-name="Table_20_Heading"><text:span text:style-name="Strong_20_Emphasis">Total (€/MWh)</text:span></text:p>
            </table:table-cell>
          </table:table-row>
        </table:table-header-rows>
        <table:table-row>
          <table:table-cell table:style-name="Tableau2.A1" office:value-type="string">
            <text:p text:style-name="Table_20_Contents">2018</text:p>
          </table:table-cell>
          <table:table-cell table:style-name="Tableau2.A1" office:value-type="string">
            <text:p text:style-name="Table_20_Contents">50</text:p>
          </table:table-cell>
          <table:table-cell table:style-name="Tableau2.A1" office:value-type="string">
            <text:p text:style-name="Table_20_Contents">1</text:p>
          </table:table-cell>
          <table:table-cell table:style-name="Tableau2.A1" office:value-type="string">
            <text:p text:style-name="Table_20_Contents">12</text:p>
          </table:table-cell>
          <table:table-cell table:style-name="Tableau2.A1" office:value-type="string">
            <text:p text:style-name="Table_20_Contents">6</text:p>
          </table:table-cell>
          <table:table-cell table:style-name="Tableau2.A1" office:value-type="string">
            <text:p text:style-name="Table_20_Contents">31</text:p>
          </table:table-cell>
          <table:table-cell table:style-name="Tableau2.A1" office:value-type="string">
            <text:p text:style-name="Table_20_Contents">~50</text:p>
          </table:table-cell>
        </table:table-row>
        <table:table-row>
          <table:table-cell table:style-name="Tableau2.A1" office:value-type="string">
            <text:p text:style-name="Table_20_Contents">2019</text:p>
          </table:table-cell>
          <table:table-cell table:style-name="Tableau2.A1" office:value-type="string">
            <text:p text:style-name="Table_20_Contents">52</text:p>
          </table:table-cell>
          <table:table-cell table:style-name="Tableau2.A1" office:value-type="string">
            <text:p text:style-name="P4">1.5</text:p>
          </table:table-cell>
          <table:table-cell table:style-name="Tableau2.A1" office:value-type="string">
            <text:p text:style-name="Table_20_Contents">13</text:p>
          </table:table-cell>
          <table:table-cell table:style-name="Tableau2.A1" office:value-type="string">
            <text:p text:style-name="Table_20_Contents">6</text:p>
          </table:table-cell>
          <table:table-cell table:style-name="Tableau2.A1" office:value-type="string">
            <text:p text:style-name="Table_20_Contents">32</text:p>
          </table:table-cell>
          <table:table-cell table:style-name="Tableau2.A1" office:value-type="string">
            <text:p text:style-name="Table_20_Contents">~52.<text:span text:style-name="T2">5</text:span></text:p>
          </table:table-cell>
        </table:table-row>
        <table:table-row>
          <table:table-cell table:style-name="Tableau2.A1" office:value-type="string">
            <text:p text:style-name="Table_20_Contents">2020</text:p>
          </table:table-cell>
          <table:table-cell table:style-name="Tableau2.A1" office:value-type="string">
            <text:p text:style-name="Table_20_Contents">55</text:p>
          </table:table-cell>
          <table:table-cell table:style-name="Tableau2.A1" office:value-type="string">
            <text:p text:style-name="P4">2</text:p>
          </table:table-cell>
          <table:table-cell table:style-name="Tableau2.A1" office:value-type="string">
            <text:p text:style-name="Table_20_Contents">15</text:p>
          </table:table-cell>
          <table:table-cell table:style-name="Tableau2.A1" office:value-type="string">
            <text:p text:style-name="Table_20_Contents">6</text:p>
          </table:table-cell>
          <table:table-cell table:style-name="Tableau2.A1" office:value-type="string">
            <text:p text:style-name="Table_20_Contents">33</text:p>
          </table:table-cell>
          <table:table-cell table:style-name="Tableau2.A1" office:value-type="string">
            <text:p text:style-name="Table_20_Contents">~5<text:span text:style-name="T2">7</text:span></text:p>
          </table:table-cell>
        </table:table-row>
        <table:table-row>
          <table:table-cell table:style-name="Tableau2.A1" office:value-type="string">
            <text:p text:style-name="Table_20_Contents">2021</text:p>
          </table:table-cell>
          <table:table-cell table:style-name="Tableau2.A1" office:value-type="string">
            <text:p text:style-name="Table_20_Contents">57</text:p>
          </table:table-cell>
          <table:table-cell table:style-name="Tableau2.A1" office:value-type="string">
            <text:p text:style-name="P4">3</text:p>
          </table:table-cell>
          <table:table-cell table:style-name="Tableau2.A1" office:value-type="string">
            <text:p text:style-name="Table_20_Contents">16</text:p>
          </table:table-cell>
          <table:table-cell table:style-name="Tableau2.A1" office:value-type="string">
            <text:p text:style-name="Table_20_Contents">6</text:p>
          </table:table-cell>
          <table:table-cell table:style-name="Tableau2.A1" office:value-type="string">
            <text:p text:style-name="Table_20_Contents">34</text:p>
          </table:table-cell>
          <table:table-cell table:style-name="Tableau2.A1" office:value-type="string">
            <text:p text:style-name="Table_20_Contents">~<text:span text:style-name="T2">60</text:span></text:p>
          </table:table-cell>
        </table:table-row>
        <table:table-row>
          <table:table-cell table:style-name="Tableau2.A1" office:value-type="string">
            <text:p text:style-name="Table_20_Contents">2022</text:p>
          </table:table-cell>
          <table:table-cell table:style-name="Tableau2.A1" office:value-type="string">
            <text:p text:style-name="Table_20_Contents">59</text:p>
          </table:table-cell>
          <table:table-cell table:style-name="Tableau2.A1" office:value-type="string">
            <text:p text:style-name="P4">4</text:p>
          </table:table-cell>
          <table:table-cell table:style-name="Tableau2.A1" office:value-type="string">
            <text:p text:style-name="Table_20_Contents">17</text:p>
          </table:table-cell>
          <table:table-cell table:style-name="Tableau2.A1" office:value-type="string">
            <text:p text:style-name="Table_20_Contents">6</text:p>
          </table:table-cell>
          <table:table-cell table:style-name="Tableau2.A1" office:value-type="string">
            <text:p text:style-name="Table_20_Contents">35</text:p>
          </table:table-cell>
          <table:table-cell table:style-name="Tableau2.A1" office:value-type="string">
            <text:p text:style-name="Table_20_Contents">~</text:p>
          </table:table-cell>
        </table:table-row>
        <table:table-row>
          <table:table-cell table:style-name="Tableau2.A1" office:value-type="string">
            <text:p text:style-name="P2">2023</text:p>
          </table:table-cell>
          <table:table-cell table:style-name="Tableau2.A1" office:value-type="string">
            <text:p text:style-name="Table_20_Contents"/>
          </table:table-cell>
          <table:table-cell table:style-name="Tableau2.A1" office:value-type="string">
            <text:p text:style-name="P4">4.5</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P5">10O.5</text:p>
          </table:table-cell>
        </table:table-row>
        <table:table-row>
          <table:table-cell table:style-name="Tableau2.A1" office:value-type="string">
            <text:p text:style-name="Table_20_Contents">2024 (Estimation)</text:p>
          </table:table-cell>
          <table:table-cell table:style-name="Tableau2.A1" office:value-type="string">
            <text:p text:style-name="Table_20_Contents">60</text:p>
          </table:table-cell>
          <table:table-cell table:style-name="Tableau2.A1" office:value-type="string">
            <text:p text:style-name="P4">5</text:p>
          </table:table-cell>
          <table:table-cell table:style-name="Tableau2.A1" office:value-type="string">
            <text:p text:style-name="Table_20_Contents">18</text:p>
          </table:table-cell>
          <table:table-cell table:style-name="Tableau2.A1" office:value-type="string">
            <text:p text:style-name="Table_20_Contents">6</text:p>
          </table:table-cell>
          <table:table-cell table:style-name="Tableau2.A1" office:value-type="string">
            <text:p text:style-name="Table_20_Contents">35</text:p>
          </table:table-cell>
          <table:table-cell table:style-name="Tableau2.A1" office:value-type="string">
            <text:p text:style-name="Table_20_Contents">~6<text:span text:style-name="T2">4</text:span></text:p>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Standard"/>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Table_20_Heading">Année</text:p>
            </table:table-cell>
            <table:table-cell table:style-name="Tableau4.A1" office:value-type="string">
              <text:p text:style-name="Table_20_Heading">Prix des Matières Premières (EUR/MWh)</text:p>
            </table:table-cell>
            <table:table-cell table:style-name="Tableau4.A1" office:value-type="string">
              <text:p text:style-name="Table_20_Heading">Coût de Maintenance (EUR/MWh)</text:p>
            </table:table-cell>
            <table:table-cell table:style-name="Tableau4.A1" office:value-type="string">
              <text:p text:style-name="Table_20_Heading">Coût de la Main-d'œuvre (EUR/MWh)</text:p>
            </table:table-cell>
            <table:table-cell table:style-name="Tableau4.A1" office:value-type="string">
              <text:p text:style-name="Table_20_Heading">Coût Total de Production (EUR/MWh)</text:p>
            </table:table-cell>
          </table:table-row>
        </table:table-header-rows>
        <table:table-row>
          <table:table-cell table:style-name="Tableau4.A1" office:value-type="string">
            <text:p text:style-name="Table_20_Contents"><text:span text:style-name="Strong_20_Emphasis">2018</text:span></text:p>
          </table:table-cell>
          <table:table-cell table:style-name="Tableau4.A1" office:value-type="string">
            <text:p text:style-name="Table_20_Contents">27,90 - 37,20 (Charbon) / 37,20 - 46,50 (Gaz)</text:p>
          </table:table-cell>
          <table:table-cell table:style-name="Tableau4.A1" office:value-type="string">
            <text:p text:style-name="Table_20_Contents">4,65 - 9,30</text:p>
          </table:table-cell>
          <table:table-cell table:style-name="Tableau4.A1" office:value-type="string">
            <text:p text:style-name="Table_20_Contents">9,30 - 13,95</text:p>
          </table:table-cell>
          <table:table-cell table:style-name="Tableau4.A1" office:value-type="string">
            <text:p text:style-name="Table_20_Contents">41,85 - 60,90</text:p>
          </table:table-cell>
        </table:table-row>
        <table:table-row>
          <table:table-cell table:style-name="Tableau4.A1" office:value-type="string">
            <text:p text:style-name="Table_20_Contents"><text:span text:style-name="Strong_20_Emphasis">2019</text:span></text:p>
          </table:table-cell>
          <table:table-cell table:style-name="Tableau4.A1" office:value-type="string">
            <text:p text:style-name="Table_20_Contents">32,55 - 41,85 (Charbon) / 32,55 - 46,50 (Gaz)</text:p>
          </table:table-cell>
          <table:table-cell table:style-name="Tableau4.A1" office:value-type="string">
            <text:p text:style-name="Table_20_Contents">4,65 - 11,16</text:p>
          </table:table-cell>
          <table:table-cell table:style-name="Tableau4.A1" office:value-type="string">
            <text:p text:style-name="Table_20_Contents">9,30 - 16,74</text:p>
          </table:table-cell>
          <table:table-cell table:style-name="Tableau4.A1" office:value-type="string">
            <text:p text:style-name="Table_20_Contents">46,50 - 69,75</text:p>
          </table:table-cell>
        </table:table-row>
        <table:table-row>
          <table:table-cell table:style-name="Tableau4.A1" office:value-type="string">
            <text:p text:style-name="Table_20_Contents"><text:span text:style-name="Strong_20_Emphasis">2020</text:span></text:p>
          </table:table-cell>
          <table:table-cell table:style-name="Tableau4.A1" office:value-type="string">
            <text:p text:style-name="Table_20_Contents">27,90 - 37,20 (Charbon) / 27,90 - 37,20 (Gaz)</text:p>
          </table:table-cell>
          <table:table-cell table:style-name="Tableau4.A1" office:value-type="string">
            <text:p text:style-name="Table_20_Contents">5,58 - 11,16</text:p>
          </table:table-cell>
          <table:table-cell table:style-name="Tableau4.A1" office:value-type="string">
            <text:p text:style-name="Table_20_Contents">11,16 - 18,60</text:p>
          </table:table-cell>
          <table:table-cell table:style-name="Tableau4.A1" office:value-type="string">
            <text:p text:style-name="Table_20_Contents">44,64 - 67,08</text:p>
          </table:table-cell>
        </table:table-row>
        <table:table-row>
          <table:table-cell table:style-name="Tableau4.A1" office:value-type="string">
            <text:p text:style-name="Table_20_Contents"><text:span text:style-name="Strong_20_Emphasis">2021</text:span></text:p>
          </table:table-cell>
          <table:table-cell table:style-name="Tableau4.A1" office:value-type="string">
            <text:p text:style-name="Table_20_Contents">46,50 - 65,10 (Charbon) / 55,80 - 93 (Gaz)</text:p>
          </table:table-cell>
          <table:table-cell table:style-name="Tableau4.A1" office:value-type="string">
            <text:p text:style-name="Table_20_Contents">7,44 - 13,95</text:p>
          </table:table-cell>
          <table:table-cell table:style-name="Tableau4.A1" office:value-type="string">
            <text:p text:style-name="Table_20_Contents">13,95 - 20,46</text:p>
          </table:table-cell>
          <table:table-cell table:style-name="Tableau4.A1" office:value-type="string">
            <text:p text:style-name="Table_20_Contents">68,03 - 127,71</text:p>
          </table:table-cell>
        </table:table-row>
        <table:table-row>
          <table:table-cell table:style-name="Tableau4.A1" office:value-type="string">
            <text:p text:style-name="Table_20_Contents"><text:span text:style-name="Strong_20_Emphasis">2022</text:span></text:p>
          </table:table-cell>
          <table:table-cell table:style-name="Tableau4.A1" office:value-type="string">
            <text:p text:style-name="Table_20_Contents">55,80 - 74,40 (Charbon) / 74,40 - 111,60 (Gaz)</text:p>
          </table:table-cell>
          <table:table-cell table:style-name="Tableau4.A1" office:value-type="string">
            <text:p text:style-name="Table_20_Contents">8,37 - 16,74</text:p>
          </table:table-cell>
          <table:table-cell table:style-name="Tableau4.A1" office:value-type="string">
            <text:p text:style-name="Table_20_Contents">16,74 - 23,25</text:p>
          </table:table-cell>
          <table:table-cell table:style-name="Tableau4.A1" office:value-type="string">
            <text:p text:style-name="Table_20_Contents">80,91 - 151,41</text:p>
          </table:table-cell>
        </table:table-row>
        <table:table-row>
          <table:table-cell table:style-name="Tableau4.A1" office:value-type="string">
            <text:p text:style-name="Table_20_Contents"><text:span text:style-name="Strong_20_Emphasis">2023</text:span></text:p>
          </table:table-cell>
          <table:table-cell table:style-name="Tableau4.A1" office:value-type="string">
            <text:p text:style-name="Table_20_Contents">65,10 - 83,70 (Charbon) / 65,10 - 102,30 (Gaz)</text:p>
          </table:table-cell>
          <table:table-cell table:style-name="Tableau4.A1" office:value-type="string">
            <text:p text:style-name="Table_20_Contents">9,30 - 18,60</text:p>
          </table:table-cell>
          <table:table-cell table:style-name="Tableau4.A1" office:value-type="string">
            <text:p text:style-name="Table_20_Contents">18,60 - 27,90</text:p>
          </table:table-cell>
          <table:table-cell table:style-name="Tableau4.A1" office:value-type="string">
            <text:p text:style-name="Table_20_Contents">93,00 - 148,80</text:p>
          </table:table-cell>
        </table:table-row>
        <table:table-row>
          <table:table-cell table:style-name="Tableau4.A1" office:value-type="string">
            <text:p text:style-name="Table_20_Contents"><text:span text:style-name="Strong_20_Emphasis">2024</text:span></text:p>
          </table:table-cell>
          <table:table-cell table:style-name="Tableau4.A1" office:value-type="string">
            <text:p text:style-name="Table_20_Contents">55,80 - 74,40 (Charbon) / 55,80 - 83,70 (Gaz)</text:p>
          </table:table-cell>
          <table:table-cell table:style-name="Tableau4.A1" office:value-type="string">
            <text:p text:style-name="Table_20_Contents">7,44 - 16,74</text:p>
          </table:table-cell>
          <table:table-cell table:style-name="Tableau4.A1" office:value-type="string">
            <text:p text:style-name="Table_20_Contents">16,74 - 26,04</text:p>
          </table:table-cell>
          <table:table-cell table:style-name="Tableau4.A1" office:value-type="string">
            <text:p text:style-name="Table_20_Contents">79,98 - 135,78</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Table_20_Heading"><text:span text:style-name="Strong_20_Emphasis">Année</text:span></text:p>
            </table:table-cell>
            <table:table-cell table:style-name="Tableau3.A1" office:value-type="string">
              <text:p text:style-name="Table_20_Heading"><text:span text:style-name="Strong_20_Emphasis">Coût de Production (€ / MWh)</text:span></text:p>
            </table:table-cell>
            <table:table-cell table:style-name="Tableau3.A1" office:value-type="string">
              <text:p text:style-name="Table_20_Heading"><text:span text:style-name="Strong_20_Emphasis">Maintenance (€ / MWh)</text:span></text:p>
            </table:table-cell>
            <table:table-cell table:style-name="Tableau3.A1" office:value-type="string">
              <text:p text:style-name="Table_20_Heading"><text:span text:style-name="Strong_20_Emphasis">Main-d'œuvre (€ / MWh)</text:span></text:p>
            </table:table-cell>
            <table:table-cell table:style-name="Tableau3.A1" office:value-type="string">
              <text:p text:style-name="Table_20_Heading"><text:span text:style-name="Strong_20_Emphasis">Coût Total (€ / MWh)</text:span></text:p>
            </table:table-cell>
          </table:table-row>
        </table:table-header-rows>
        <table:table-row>
          <table:table-cell table:style-name="Tableau3.A1" office:value-type="string">
            <text:p text:style-name="Table_20_Contents">2018</text:p>
          </table:table-cell>
          <table:table-cell table:style-name="Tableau3.A1" office:value-type="string">
            <text:p text:style-name="Table_20_Contents">60 - 90</text:p>
          </table:table-cell>
          <table:table-cell table:style-name="Tableau3.A1" office:value-type="string">
            <text:p text:style-name="Table_20_Contents">10 - 15</text:p>
          </table:table-cell>
          <table:table-cell table:style-name="Tableau3.A1" office:value-type="string">
            <text:p text:style-name="Table_20_Contents">5 - 10</text:p>
          </table:table-cell>
          <table:table-cell table:style-name="Tableau3.A1" office:value-type="string">
            <text:p text:style-name="Table_20_Contents">75 - 115</text:p>
          </table:table-cell>
        </table:table-row>
        <table:table-row>
          <table:table-cell table:style-name="Tableau3.A1" office:value-type="string">
            <text:p text:style-name="Table_20_Contents">2019</text:p>
          </table:table-cell>
          <table:table-cell table:style-name="Tableau3.A1" office:value-type="string">
            <text:p text:style-name="Table_20_Contents">55 - 85</text:p>
          </table:table-cell>
          <table:table-cell table:style-name="Tableau3.A1" office:value-type="string">
            <text:p text:style-name="Table_20_Contents">10 - 14</text:p>
          </table:table-cell>
          <table:table-cell table:style-name="Tableau3.A1" office:value-type="string">
            <text:p text:style-name="Table_20_Contents">5 - 10</text:p>
          </table:table-cell>
          <table:table-cell table:style-name="Tableau3.A1" office:value-type="string">
            <text:p text:style-name="Table_20_Contents">70 - 110</text:p>
          </table:table-cell>
        </table:table-row>
        <table:table-row>
          <table:table-cell table:style-name="Tableau3.A1" office:value-type="string">
            <text:p text:style-name="Table_20_Contents">2020</text:p>
          </table:table-cell>
          <table:table-cell table:style-name="Tableau3.A1" office:value-type="string">
            <text:p text:style-name="Table_20_Contents">50 - 80</text:p>
          </table:table-cell>
          <table:table-cell table:style-name="Tableau3.A1" office:value-type="string">
            <text:p text:style-name="Table_20_Contents">9 - 13</text:p>
          </table:table-cell>
          <table:table-cell table:style-name="Tableau3.A1" office:value-type="string">
            <text:p text:style-name="Table_20_Contents">5 - 9</text:p>
          </table:table-cell>
          <table:table-cell table:style-name="Tableau3.A1" office:value-type="string">
            <text:p text:style-name="Table_20_Contents">64 - 102</text:p>
          </table:table-cell>
        </table:table-row>
        <table:table-row>
          <table:table-cell table:style-name="Tableau3.A1" office:value-type="string">
            <text:p text:style-name="Table_20_Contents">2021</text:p>
          </table:table-cell>
          <table:table-cell table:style-name="Tableau3.A1" office:value-type="string">
            <text:p text:style-name="Table_20_Contents">48 - 75</text:p>
          </table:table-cell>
          <table:table-cell table:style-name="Tableau3.A1" office:value-type="string">
            <text:p text:style-name="Table_20_Contents">8 - 12</text:p>
          </table:table-cell>
          <table:table-cell table:style-name="Tableau3.A1" office:value-type="string">
            <text:p text:style-name="Table_20_Contents">5 - 8</text:p>
          </table:table-cell>
          <table:table-cell table:style-name="Tableau3.A1" office:value-type="string">
            <text:p text:style-name="Table_20_Contents">61 - 95</text:p>
          </table:table-cell>
        </table:table-row>
        <table:table-row>
          <table:table-cell table:style-name="Tableau3.A1" office:value-type="string">
            <text:p text:style-name="Table_20_Contents">2022</text:p>
          </table:table-cell>
          <table:table-cell table:style-name="Tableau3.A1" office:value-type="string">
            <text:p text:style-name="Table_20_Contents">45 - 70</text:p>
          </table:table-cell>
          <table:table-cell table:style-name="Tableau3.A1" office:value-type="string">
            <text:p text:style-name="Table_20_Contents">8 - 12</text:p>
          </table:table-cell>
          <table:table-cell table:style-name="Tableau3.A1" office:value-type="string">
            <text:p text:style-name="Table_20_Contents">5 - 8</text:p>
          </table:table-cell>
          <table:table-cell table:style-name="Tableau3.A1" office:value-type="string">
            <text:p text:style-name="Table_20_Contents">58 - 90</text:p>
          </table:table-cell>
        </table:table-row>
        <text:soft-page-break/>
        <table:table-row>
          <table:table-cell table:style-name="Tableau3.A1" office:value-type="string">
            <text:p text:style-name="Table_20_Contents">2023</text:p>
          </table:table-cell>
          <table:table-cell table:style-name="Tableau3.A1" office:value-type="string">
            <text:p text:style-name="Table_20_Contents">42 - 68</text:p>
          </table:table-cell>
          <table:table-cell table:style-name="Tableau3.A1" office:value-type="string">
            <text:p text:style-name="Table_20_Contents">7 - 11</text:p>
          </table:table-cell>
          <table:table-cell table:style-name="Tableau3.A1" office:value-type="string">
            <text:p text:style-name="Table_20_Contents">4 - 8</text:p>
          </table:table-cell>
          <table:table-cell table:style-name="Tableau3.A1" office:value-type="string">
            <text:p text:style-name="Table_20_Contents">53 - 87</text:p>
          </table:table-cell>
        </table:table-row>
        <table:table-row>
          <table:table-cell table:style-name="Tableau3.A1" office:value-type="string">
            <text:p text:style-name="Table_20_Contents">2024</text:p>
          </table:table-cell>
          <table:table-cell table:style-name="Tableau3.A1" office:value-type="string">
            <text:p text:style-name="Table_20_Contents">40 - 65</text:p>
          </table:table-cell>
          <table:table-cell table:style-name="Tableau3.A1" office:value-type="string">
            <text:p text:style-name="Table_20_Contents">7 - 10</text:p>
          </table:table-cell>
          <table:table-cell table:style-name="Tableau3.A1" office:value-type="string">
            <text:p text:style-name="Table_20_Contents">4 - 7</text:p>
          </table:table-cell>
          <table:table-cell table:style-name="Tableau3.A1" office:value-type="string">
            <text:p text:style-name="Table_20_Contents">51 - 82</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Table_20_Heading">Année</text:p>
            </table:table-cell>
            <table:table-cell table:style-name="Tableau5.A1" office:value-type="string">
              <text:p text:style-name="Table_20_Heading">Coût de production par panneau (EUR)</text:p>
            </table:table-cell>
            <table:table-cell table:style-name="Tableau5.A1" office:value-type="string">
              <text:p text:style-name="Table_20_Heading">Coût de maintenance annuel (EUR)</text:p>
            </table:table-cell>
            <table:table-cell table:style-name="Tableau5.A1" office:value-type="string">
              <text:p text:style-name="Table_20_Heading">Coût de main-d'œuvre par panneau (EUR)</text:p>
            </table:table-cell>
            <table:table-cell table:style-name="Tableau5.A1" office:value-type="string">
              <text:p text:style-name="Table_20_Heading">Total coût annuel (EUR)</text:p>
            </table:table-cell>
          </table:table-row>
        </table:table-header-rows>
        <table:table-row>
          <table:table-cell table:style-name="Tableau5.A1" office:value-type="string">
            <text:p text:style-name="Table_20_Contents">2018</text:p>
          </table:table-cell>
          <table:table-cell table:style-name="Tableau5.A1" office:value-type="string">
            <text:p text:style-name="Table_20_Contents">0.644 / watt</text:p>
          </table:table-cell>
          <table:table-cell table:style-name="Tableau5.A1" office:value-type="string">
            <text:p text:style-name="Table_20_Contents">13.8 à 18.4 / kW</text:p>
          </table:table-cell>
          <table:table-cell table:style-name="Tableau5.A1" office:value-type="string">
            <text:p text:style-name="Table_20_Contents">0.046 - 0.092 / watt</text:p>
          </table:table-cell>
          <table:table-cell table:style-name="Tableau5.A1" office:value-type="string">
            <text:p text:style-name="Table_20_Contents">0.92 - 1.1</text:p>
          </table:table-cell>
        </table:table-row>
        <table:table-row>
          <table:table-cell table:style-name="Tableau5.A1" office:value-type="string">
            <text:p text:style-name="Table_20_Contents">2019</text:p>
          </table:table-cell>
          <table:table-cell table:style-name="Tableau5.A1" office:value-type="string">
            <text:p text:style-name="Table_20_Contents">0.598 / watt</text:p>
          </table:table-cell>
          <table:table-cell table:style-name="Tableau5.A1" office:value-type="string">
            <text:p text:style-name="Table_20_Contents">11.0 à 16.6 / kW</text:p>
          </table:table-cell>
          <table:table-cell table:style-name="Tableau5.A1" office:value-type="string">
            <text:p text:style-name="Table_20_Contents">0.046 - 0.074 / watt</text:p>
          </table:table-cell>
          <table:table-cell table:style-name="Tableau5.A1" office:value-type="string">
            <text:p text:style-name="Table_20_Contents">0.87 - 1.06</text:p>
          </table:table-cell>
        </table:table-row>
        <table:table-row>
          <table:table-cell table:style-name="Tableau5.A1" office:value-type="string">
            <text:p text:style-name="Table_20_Contents">2020</text:p>
          </table:table-cell>
          <table:table-cell table:style-name="Tableau5.A1" office:value-type="string">
            <text:p text:style-name="Table_20_Contents">0.552 / watt</text:p>
          </table:table-cell>
          <table:table-cell table:style-name="Tableau5.A1" office:value-type="string">
            <text:p text:style-name="Table_20_Contents">9.2 à 13.8 / kW</text:p>
          </table:table-cell>
          <table:table-cell table:style-name="Tableau5.A1" office:value-type="string">
            <text:p text:style-name="Table_20_Contents">0.037 - 0.064 / watt</text:p>
          </table:table-cell>
          <table:table-cell table:style-name="Tableau5.A1" office:value-type="string">
            <text:p text:style-name="Table_20_Contents">0.83 - 1.01</text:p>
          </table:table-cell>
        </table:table-row>
        <table:table-row>
          <table:table-cell table:style-name="Tableau5.A1" office:value-type="string">
            <text:p text:style-name="Table_20_Contents">2021</text:p>
          </table:table-cell>
          <table:table-cell table:style-name="Tableau5.A1" office:value-type="string">
            <text:p text:style-name="Table_20_Contents">0.506 / watt</text:p>
          </table:table-cell>
          <table:table-cell table:style-name="Tableau5.A1" office:value-type="string">
            <text:p text:style-name="Table_20_Contents">7.4 à 11.0 / kW</text:p>
          </table:table-cell>
          <table:table-cell table:style-name="Tableau5.A1" office:value-type="string">
            <text:p text:style-name="Table_20_Contents">0.028 - 0.055 / watt</text:p>
          </table:table-cell>
          <table:table-cell table:style-name="Tableau5.A1" office:value-type="string">
            <text:p text:style-name="Table_20_Contents">0.78 - 0.92</text:p>
          </table:table-cell>
        </table:table-row>
        <table:table-row>
          <table:table-cell table:style-name="Tableau5.A1" office:value-type="string">
            <text:p text:style-name="Table_20_Contents">2022</text:p>
          </table:table-cell>
          <table:table-cell table:style-name="Tableau5.A1" office:value-type="string">
            <text:p text:style-name="Table_20_Contents">0.460 / watt</text:p>
          </table:table-cell>
          <table:table-cell table:style-name="Tableau5.A1" office:value-type="string">
            <text:p text:style-name="Table_20_Contents">6.4 à 9.2 / kW</text:p>
          </table:table-cell>
          <table:table-cell table:style-name="Tableau5.A1" office:value-type="string">
            <text:p text:style-name="Table_20_Contents">0.018 - 0.046 / watt</text:p>
          </table:table-cell>
          <table:table-cell table:style-name="Tableau5.A1" office:value-type="string">
            <text:p text:style-name="Table_20_Contents">0.74 - 0.87</text:p>
          </table:table-cell>
        </table:table-row>
        <table:table-row>
          <table:table-cell table:style-name="Tableau5.A1" office:value-type="string">
            <text:p text:style-name="Table_20_Contents">2023</text:p>
          </table:table-cell>
          <table:table-cell table:style-name="Tableau5.A1" office:value-type="string">
            <text:p text:style-name="Table_20_Contents">0.442 / watt</text:p>
          </table:table-cell>
          <table:table-cell table:style-name="Tableau5.A1" office:value-type="string">
            <text:p text:style-name="Table_20_Contents">5.5 à 8.3 / kW</text:p>
          </table:table-cell>
          <table:table-cell table:style-name="Tableau5.A1" office:value-type="string">
            <text:p text:style-name="Table_20_Contents">0.018 - 0.037 / watt</text:p>
          </table:table-cell>
          <table:table-cell table:style-name="Tableau5.A1" office:value-type="string">
            <text:p text:style-name="Table_20_Contents">0.72 - 0.86</text:p>
          </table:table-cell>
        </table:table-row>
        <table:table-row>
          <table:table-cell table:style-name="Tableau5.A1" office:value-type="string">
            <text:p text:style-name="Table_20_Contents">2024</text:p>
          </table:table-cell>
          <table:table-cell table:style-name="Tableau5.A1" office:value-type="string">
            <text:p text:style-name="Table_20_Contents">0.414 / watt</text:p>
          </table:table-cell>
          <table:table-cell table:style-name="Tableau5.A1" office:value-type="string">
            <text:p text:style-name="Table_20_Contents">4.6 à 7.4 / kW</text:p>
          </table:table-cell>
          <table:table-cell table:style-name="Tableau5.A1" office:value-type="string">
            <text:p text:style-name="Table_20_Contents">0.009 - 0.027 / watt</text:p>
          </table:table-cell>
          <table:table-cell table:style-name="Tableau5.A1" office:value-type="string">
            <text:p text:style-name="Table_20_Contents">0.69 - 0.83</text:p>
          </table:table-cell>
        </table:table-row>
      </table:table>
      <text:p text:style-name="Standard"/>
      <text:p text:style-name="Standard"/>
      <text:p text:style-name="P1">________________________________________________________________________________<text:span text:style-name="T1">source :</text:span></text:p>
      <text:p text:style-name="P1"><text:tab/><text:a xlink:type="simple" xlink:href="https://www.irena.org/Publications/2023/Jun/Renewable-Power-Costs-2023" text:style-name="Internet_20_link" text:visited-style-name="Visited_20_Internet_20_Link">https://www.irena.org/Publications/2023/Jun/Renewable-Power-Costs-2023</text:a></text:p>
      <text:p text:style-name="Text_20_body"><text:tab/><text:a xlink:type="simple" xlink:href="https://www.nrel.gov/renewable-energy/solar.html" text:style-name="Internet_20_link" text:visited-style-name="Visited_20_Internet_20_Link">https://www.nrel.gov/renewable-energy/solar.html</text:a></text:p>
      <text:p text:style-name="Text_20_body"><text:tab/><text:a xlink:type="simple" xlink:href="https://about.bnef.com/" text:style-name="Internet_20_link" text:visited-style-name="Visited_20_Internet_20_Link">https://about.bnef.com</text:a></text:p>
      <text:p text:style-name="Text_20_body"><text:tab/><text:a xlink:type="simple" xlink:href="https://www.lazard.com/perspective/lcoe2023" text:style-name="Internet_20_link" text:visited-style-name="Visited_20_Internet_20_Link">https://www.lazard.com/perspective/lcoe2023</text:a></text:p>
      <text:p text:style-name="Text_20_body"/>
      <text:p text:style-name="Text_20_body"><text:tab/><text:a xlink:type="simple" xlink:href="https://www.techniques-ingenieur.fr/actualite/articles/quels-sont-les-couts-de-leolien-et-du-solaire-86713/" text:style-name="Internet_20_link" text:visited-style-name="Visited_20_Internet_20_Link">https://www.techniques-ingenieur.fr/actualite/articles/quels-sont-les-couts-de-leolien-et-du-solaire-86713/</text:a></text:p>
      <text:p text:style-name="Text_20_body"><text:tab/><text:a xlink:type="simple" xlink:href="https://sigmaearth.com/fr/combien-coûte-l%27énergie-éolienne-en-analysant-les-données-financières/" text:style-name="Internet_20_link" text:visited-style-name="Visited_20_Internet_20_Link">https://sigmaearth.com/fr/combien-co%C3%BBte-l%27%C3%A9nergie-%C3%A9olienne-en-analysant-les-donn%C3%A9es-financi%C3%A8res/</text:a></text:p>
      <text:p text:style-name="Text_20_body"><text:tab/><text:a xlink:type="simple" xlink:href="https://www.statistiques.developpement-durable.gouv.fr/edition-numerique/chiffres-cles-energies-renouvelables-2024/13-eolien-" text:style-name="Internet_20_link" text:visited-style-name="Visited_20_Internet_20_Link">https://www.statistiques.developpement-durable.gouv.fr/edition-numerique/chiffres-cles-energies-renouvelables-2024/13-eolien-</text:a></text:p>
      <text:p text:style-name="Text_20_body"><text:tab/><text:a xlink:type="simple" xlink:href="https://fr.statista.com/infographie/33035/cout-de-production-energies-renouvelables/" text:style-name="Internet_20_link" text:visited-style-name="Visited_20_Internet_20_Link">https://fr.statista.com/infographie/33035/cout-de-production-energies-renouvelables/</text:a></text:p>
      <text:p text:style-name="Text_20_body"><text:tab/></text:p>
      <text:p text:style-name="Text_20_body"><text:tab/><text:a xlink:type="simple" xlink:href="https://www.iea.org/" text:style-name="Internet_20_link" text:visited-style-name="Visited_20_Internet_20_Link">https://www.iea.org/</text:a></text:p>
      <text:p text:style-name="Text_20_body"><text:tab/><text:a xlink:type="simple" xlink:href="https://www.worldbank.org/en/topic/energy" text:style-name="Internet_20_link" text:visited-style-name="Visited_20_Internet_20_Link">https://www.worldbank.org/en/topic/energy</text:a></text:p>
      <text:p text:style-name="Text_20_body"><text:tab/><text:a xlink:type="simple" xlink:href="https://www.eia.gov/" text:style-name="Internet_20_link" text:visited-style-name="Visited_20_Internet_20_Link">https://www.eia.gov/</text:a></text:p>
      <text:p text:style-name="Text_20_body"><text:tab/><text:a xlink:type="simple" xlink:href="https://about.bnef.com/" text:style-name="Internet_20_link" text:visited-style-name="Visited_20_Internet_20_Link">https://about.bnef.com</text:a></text:p>
      <text:p text:style-name="Text_20_body"/>
      <text:p text:style-name="P3"><text:tab/><text:a xlink:type="simple" xlink:href="https://www.connaissancedesenergies.org/couts-du-nucleaire-une-question-dactualite-actualiser-241104" text:style-name="Internet_20_link" text:visited-style-name="Visited_20_Internet_20_Link">https://www.connaissancedesenergies.org/couts-du-nucleaire-une-question-dactualite-actualiser-241104</text:a></text:p>
      <text:p text:style-name="P3"><text:soft-page-break/><text:tab/><text:a xlink:type="simple" xlink:href="https://www.ecologie.gouv.fr/sites/default/files/documents/CRE_Rapport_couts_nucleaire_2023.pdf" text:style-name="Internet_20_link" text:visited-style-name="Visited_20_Internet_20_Link">https://www.ecologie.gouv.fr/sites/default/files/documents/CRE_Rapport_couts_nucleaire_2023.pdf</text:a></text:p>
      <text:p text:style-name="P3"><text:tab/><text:a xlink:type="simple" xlink:href="https://www.cea.fr/comprendre/Pages/energies/nucleaire/essentiel-sur-cout-du-nucleaire.aspx" text:style-name="Internet_20_link" text:visited-style-name="Visited_20_Internet_20_Link">https://www.cea.fr/comprendre/Pages/energies/nucleaire/essentiel-sur-cout-du-nucleaire.aspx</text:a></text:p>
      <text:p text:style-name="P3"/>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09:56:51.990884858</meta:creation-date>
    <dc:date>2024-12-03T10:57:58.902408685</dc:date>
    <meta:editing-duration>PT38M6S</meta:editing-duration>
    <meta:editing-cycles>3</meta:editing-cycles>
    <meta:generator>LibreOffice/7.3.7.2$Linux_X86_64 LibreOffice_project/30$Build-2</meta:generator>
    <meta:document-statistic meta:table-count="5" meta:image-count="0" meta:object-count="0" meta:page-count="9" meta:paragraph-count="355" meta:word-count="2395" meta:character-count="14181" meta:non-whitespace-character-count="12232"/>
  </office:meta>
</office:document-meta>
</file>